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.346cm" svg:height="17.185cm" svg:x="16.383cm" svg:y="0.451cm">
            <draw:object draw:notify-on-update-of-ranges="Tabelle1.A6:Tabelle1.A6 Tabelle1.A7:Tabelle1.A15 Tabelle1.B6:Tabelle1.B6 Tabelle1.B7:Tabelle1.B15 Tabelle1.C6:Tabelle1.C6 Tabelle1.C7:Tabelle1.C15 Tabelle1.A7:Tabelle1.A15 Tabelle1.A6:Tabelle1.A6 Tabelle1.A7:Tabelle1.A15 Tabelle1.D6:Tabelle1.D6 Tabelle1.D7:Tabelle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trcitor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PowerRPM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RPM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estrictor Characteristics</text:p>
          </table:table-cell>
          <table:table-cell office:value-type="string" calcext:value-type="string">
            <text:p>RestrictedPowe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0.3*EXP([.A7]/[.$B$4]-1)" office:value-type="float" office:value="0.123333687152156" calcext:value-type="float">
            <text:p>0,123333687152156</text:p>
          </table:table-cell>
          <table:table-cell table:formula="of:=(1-[.$B$1]*[.C7])*[.B7]" office:value-type="float" office:value="43.8333156423922" calcext:value-type="float">
            <text:p>43,83331564239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formula="of:=0.3*EXP([.A8]/[.$B$4]-1)" office:value-type="float" office:value="0.137827747210778" calcext:value-type="float">
            <text:p>0,137827747210778</text:p>
          </table:table-cell>
          <table:table-cell table:formula="of:=(1-[.$B$1]*[.C8])*[.B8]" office:value-type="float" office:value="51.7303351673533" calcext:value-type="float">
            <text:p>51,73033516735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table:formula="of:=0.3*EXP([.A9]/[.$B$4]-1)" office:value-type="float" office:value="0.154025135709778" calcext:value-type="float">
            <text:p>0,154025135709778</text:p>
          </table:table-cell>
          <table:table-cell table:formula="of:=(1-[.$B$1]*[.C9])*[.B9]" office:value-type="float" office:value="59.2182405003156" calcext:value-type="float">
            <text:p>59,21824050031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" calcext:value-type="float">
            <text:p>80</text:p>
          </table:table-cell>
          <table:table-cell table:formula="of:=0.3*EXP([.A10]/[.$B$4]-1)" office:value-type="float" office:value="0.17212602622123" calcext:value-type="float">
            <text:p>0,17212602622123</text:p>
          </table:table-cell>
          <table:table-cell table:formula="of:=(1-[.$B$1]*[.C10])*[.B10]" office:value-type="float" office:value="66.2299179023016" calcext:value-type="float">
            <text:p>66,22991790230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formula="of:=0.3*EXP([.A11]/[.$B$4]-1)" office:value-type="float" office:value="0.192354116528986" calcext:value-type="float">
            <text:p>0,192354116528986</text:p>
          </table:table-cell>
          <table:table-cell table:formula="of:=(1-[.$B$1]*[.C11])*[.B11]" office:value-type="float" office:value="72.6881295123912" calcext:value-type="float">
            <text:p>72,68812951239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formula="of:=0.3*EXP([.A12]/[.$B$4]-1)" office:value-type="float" office:value="0.214959393172137" calcext:value-type="float">
            <text:p>0,214959393172137</text:p>
          </table:table-cell>
          <table:table-cell table:formula="of:=(1-[.$B$1]*[.C12])*[.B12]" office:value-type="float" office:value="74.578857648647" calcext:value-type="float">
            <text:p>74,5788576486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formula="of:=0.3*EXP([.A13]/[.$B$4]-1)" office:value-type="float" office:value="0.240221220875042" calcext:value-type="float">
            <text:p>0,240221220875042</text:p>
          </table:table-cell>
          <table:table-cell table:formula="of:=(1-[.$B$1]*[.C13])*[.B13]" office:value-type="float" office:value="75.9778779124958" calcext:value-type="float">
            <text:p>75,977877912495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formula="of:=0.3*EXP([.A14]/[.$B$4]-1)" office:value-type="float" office:value="0.268451795044311" calcext:value-type="float">
            <text:p>0,268451795044311</text:p>
          </table:table-cell>
          <table:table-cell table:formula="of:=(1-[.$B$1]*[.C14])*[.B14]" office:value-type="float" office:value="69.4970794707905" calcext:value-type="float">
            <text:p>69,49707947079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formula="of:=0.3*EXP([.A15]/[.$B$4]-1)" office:value-type="float" office:value="0.3" calcext:value-type="float">
            <text:p>0,3</text:p>
          </table:table-cell>
          <table:table-cell table:formula="of:=(1-[.$B$1]*[.C15])*[.B15]" office:value-type="float" office:value="59.5" calcext:value-type="float">
            <text:p>5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1:26:29.133356057</meta:creation-date>
    <dc:date>2021-09-19T12:47:37.423457791</dc:date>
    <meta:editing-duration>PT1H9M45S</meta:editing-duration>
    <meta:editing-cycles>8</meta:editing-cycles>
    <meta:generator>LibreOffice/7.1.5.2$Linux_X86_64 LibreOffice_project/1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47cm" svg:height="17.186cm" xlink:href=".." xlink:type="simple" chart:class="chart:scatter" chart:style-name="ch1">
        <chart:legend chart:legend-position="end" svg:x="15.114cm" svg:y="7.794cm" style:legend-expansion="high" chart:style-name="ch2"/>
        <chart:plot-area chart:style-name="ch3" table:cell-range-address="Tabelle1.A6:Tabelle1.D15" chart:data-source-has-labels="row" svg:x="0.406cm" svg:y="0.343cm" svg:width="14.302cm" svg:height="16.5cm">
          <chart:coordinate-region svg:x="1.213cm" svg:y="0.544cm" svg:width="12.582cm" svg:height="15.6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.B7:Tabelle1.B15" chart:label-cell-address="Tabelle1.B6:Tabelle1.B6" chart:class="chart:scatter">
            <chart:domain table:cell-range-address="Tabelle1.A7:Tabelle1.A15"/>
            <chart:data-point chart:repeated="9"/>
          </chart:series>
          <chart:series chart:attached-axis="secondary-y" chart:style-name="ch9" chart:values-cell-range-address="Tabelle1.C7:Tabelle1.C15" chart:label-cell-address="Tabelle1.C6:Tabelle1.C6" chart:class="chart:scatter">
            <chart:data-point chart:repeated="9"/>
          </chart:series>
          <chart:series chart:attached-axis="primary-y" chart:style-name="ch10" chart:values-cell-range-address="Tabelle1.D7:Tabelle1.D15" chart:label-cell-address="Tabelle1.D6:Tabelle1.D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ower</text:p>
                <draw:g>
                  <svg:desc>Tabelle1.B6:Tabelle1.B6</svg:desc>
                </draw:g>
              </table:table-cell>
              <table:table-cell office:value-type="string">
                <text:p>Restrictor Characteristics</text:p>
                <draw:g>
                  <svg:desc>Tabelle1.C6:Tabelle1.C6</svg:desc>
                </draw:g>
              </table:table-cell>
              <table:table-cell office:value-type="string">
                <text:p>RestrictedPower</text:p>
                <draw:g>
                  <svg:desc>Tabelle1.D6:Tabelle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7:Tabelle1.A15</svg:desc>
                </draw:g>
              </table:table-cell>
              <table:table-cell office:value-type="float" office:value="50">
                <text:p>50</text:p>
                <draw:g>
                  <svg:desc>Tabelle1.B7:Tabelle1.B15</svg:desc>
                </draw:g>
              </table:table-cell>
              <table:table-cell office:value-type="float" office:value="0.123333687152156">
                <text:p>0.123333687152156</text:p>
                <draw:g>
                  <svg:desc>Tabelle1.C7:Tabelle1.C15</svg:desc>
                </draw:g>
              </table:table-cell>
              <table:table-cell office:value-type="float" office:value="43.8333156423922">
                <text:p>43.8333156423922</text:p>
                <draw:g>
                  <svg:desc>Tabelle1.D7:Tabelle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  <table:table-cell office:value-type="float" office:value="0.137827747210778">
                <text:p>0.137827747210778</text:p>
              </table:table-cell>
              <table:table-cell office:value-type="float" office:value="51.7303351673533">
                <text:p>51.7303351673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  <table:table-cell office:value-type="float" office:value="0.154025135709778">
                <text:p>0.154025135709778</text:p>
              </table:table-cell>
              <table:table-cell office:value-type="float" office:value="59.2182405003156">
                <text:p>59.2182405003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0">
                <text:p>80</text:p>
              </table:table-cell>
              <table:table-cell office:value-type="float" office:value="0.17212602622123">
                <text:p>0.17212602622123</text:p>
              </table:table-cell>
              <table:table-cell office:value-type="float" office:value="66.2299179023016">
                <text:p>66.229917902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90">
                <text:p>90</text:p>
              </table:table-cell>
              <table:table-cell office:value-type="float" office:value="0.192354116528986">
                <text:p>0.192354116528986</text:p>
              </table:table-cell>
              <table:table-cell office:value-type="float" office:value="72.6881295123912">
                <text:p>72.6881295123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95">
                <text:p>95</text:p>
              </table:table-cell>
              <table:table-cell office:value-type="float" office:value="0.214959393172137">
                <text:p>0.214959393172137</text:p>
              </table:table-cell>
              <table:table-cell office:value-type="float" office:value="74.578857648647">
                <text:p>74.57885764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00">
                <text:p>100</text:p>
              </table:table-cell>
              <table:table-cell office:value-type="float" office:value="0.240221220875042">
                <text:p>0.240221220875042</text:p>
              </table:table-cell>
              <table:table-cell office:value-type="float" office:value="75.9778779124958">
                <text:p>75.9778779124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95">
                <text:p>95</text:p>
              </table:table-cell>
              <table:table-cell office:value-type="float" office:value="0.268451795044311">
                <text:p>0.268451795044311</text:p>
              </table:table-cell>
              <table:table-cell office:value-type="float" office:value="69.4970794707905">
                <text:p>69.4970794707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85">
                <text:p>85</text:p>
              </table:table-cell>
              <table:table-cell office:value-type="float" office:value="0.3">
                <text:p>0.3</text:p>
              </table:table-cell>
              <table:table-cell office:value-type="float" office:value="59.5">
                <text:p>5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